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60000023D58037E5A7A2C0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9.80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251cm" svg:y="-0.265cm" svg:width="26.674cm" svg:height="13.718cm" draw:z-index="0"><draw:image xlink:href="Pictures/10000201000007460000023D58037E5A7A2C0F9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6:20:49.264888769</meta:creation-date>
    <dc:date>2021-11-24T16:24:26.379186019</dc:date>
    <meta:editing-duration>PT3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